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caa1" officeooo:paragraph-rsid="0017caa1"/>
    </style:style>
    <style:style style:name="P2" style:family="paragraph" style:parent-style-name="Text_20_body">
      <style:text-properties officeooo:rsid="0017caa1" officeooo:paragraph-rsid="0017caa1"/>
    </style:style>
    <style:style style:name="P3" style:family="paragraph" style:parent-style-name="Text_20_body">
      <style:text-properties officeooo:rsid="001a0c41" officeooo:paragraph-rsid="001a0c41"/>
    </style:style>
    <style:style style:name="P4" style:family="paragraph" style:parent-style-name="Text_20_body" style:list-style-name="L1">
      <style:text-properties officeooo:rsid="001a0c41" officeooo:paragraph-rsid="001a0c41"/>
    </style:style>
    <style:style style:name="P5" style:family="paragraph" style:parent-style-name="Text_20_body" style:list-style-name="L2">
      <style:text-properties officeooo:rsid="001a0c41" officeooo:paragraph-rsid="001a0c41"/>
    </style:style>
    <style:style style:name="P6" style:family="paragraph" style:parent-style-name="Text_20_body" style:list-style-name="L3">
      <style:text-properties officeooo:rsid="001a0c41" officeooo:paragraph-rsid="001a0c41"/>
    </style:style>
    <style:style style:name="P7" style:family="paragraph" style:parent-style-name="Text_20_body" style:list-style-name="L3">
      <style:text-properties officeooo:rsid="001a0c41" officeooo:paragraph-rsid="001bfee9"/>
    </style:style>
    <style:style style:name="P8" style:family="paragraph" style:parent-style-name="Text_20_body" style:list-style-name="L3">
      <style:text-properties officeooo:paragraph-rsid="001bfee9"/>
    </style:style>
    <style:style style:name="P9" style:family="paragraph" style:parent-style-name="Text_20_body" style:list-style-name="L3">
      <style:text-properties officeooo:rsid="001bfee9" officeooo:paragraph-rsid="001bfee9"/>
    </style:style>
    <style:style style:name="P10" style:family="paragraph" style:parent-style-name="Text_20_body">
      <style:text-properties officeooo:rsid="001d789d" officeooo:paragraph-rsid="001d789d"/>
    </style:style>
    <style:style style:name="P11" style:family="paragraph" style:parent-style-name="Text_20_body" style:list-style-name="L4">
      <style:text-properties officeooo:rsid="001d789d" officeooo:paragraph-rsid="001d789d"/>
    </style:style>
    <style:style style:name="P12" style:family="paragraph" style:parent-style-name="Text_20_body" style:list-style-name="L5">
      <style:text-properties officeooo:rsid="001d789d" officeooo:paragraph-rsid="001d789d"/>
    </style:style>
    <style:style style:name="P13" style:family="paragraph" style:parent-style-name="Text_20_body">
      <style:text-properties fo:font-weight="bold" officeooo:rsid="001d789d" officeooo:paragraph-rsid="001d789d" style:font-weight-asian="bold" style:font-weight-complex="bold"/>
    </style:style>
    <style:style style:name="P14" style:family="paragraph" style:parent-style-name="Text_20_body" style:list-style-name="L5">
      <style:text-properties fo:font-weight="bold" officeooo:rsid="001d789d" officeooo:paragraph-rsid="001d789d" style:font-weight-asian="bold" style:font-weight-complex="bold"/>
    </style:style>
    <style:style style:name="P15" style:family="paragraph" style:parent-style-name="Text_20_body">
      <style:text-properties fo:font-weight="bold" officeooo:rsid="002031dd" officeooo:paragraph-rsid="002031dd" style:font-weight-asian="bold" style:font-weight-complex="bold"/>
    </style:style>
    <style:style style:name="P16" style:family="paragraph" style:parent-style-name="Text_20_body" style:list-style-name="L6">
      <style:text-properties officeooo:rsid="001de54c" officeooo:paragraph-rsid="001de54c"/>
    </style:style>
    <style:style style:name="P17" style:family="paragraph" style:parent-style-name="Text_20_body">
      <style:text-properties officeooo:rsid="001fdf40" officeooo:paragraph-rsid="001fdf40"/>
    </style:style>
    <style:style style:name="P18" style:family="paragraph" style:parent-style-name="Text_20_body" style:list-style-name="L7">
      <style:text-properties officeooo:rsid="001fdf40" officeooo:paragraph-rsid="001fdf40"/>
    </style:style>
    <style:style style:name="P19" style:family="paragraph" style:parent-style-name="Text_20_body" style:list-style-name="L8">
      <style:text-properties officeooo:rsid="001fdf40" officeooo:paragraph-rsid="001fdf40"/>
    </style:style>
    <style:style style:name="P20" style:family="paragraph" style:parent-style-name="Text_20_body">
      <style:text-properties officeooo:rsid="002031dd" officeooo:paragraph-rsid="002031dd"/>
    </style:style>
    <style:style style:name="P21" style:family="paragraph" style:parent-style-name="Heading_20_3"/>
    <style:style style:name="P22" style:family="paragraph" style:parent-style-name="Heading_20_3">
      <style:text-properties officeooo:paragraph-rsid="001d789d"/>
    </style:style>
    <style:style style:name="P23" style:family="paragraph" style:parent-style-name="Heading_20_3">
      <style:text-properties officeooo:paragraph-rsid="001fdf40"/>
    </style:style>
    <style:style style:name="P24" style:family="paragraph" style:parent-style-name="Heading_20_2"/>
    <style:style style:name="T1" style:family="text">
      <style:text-properties officeooo:rsid="0017caa1"/>
    </style:style>
    <style:style style:name="T2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3071a9" style:text-line-through-style="none" style:text-line-through-type="none" style:font-name="Helvetica Neue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071a9" style:text-line-through-style="none" style:text-line-through-type="none" style:font-name="Helvetica Neue" fo:font-size="9.75pt" fo:letter-spacing="normal" fo:font-style="normal" style:text-underline-style="none" fo:font-weight="normal" officeooo:rsid="001bfee9" style:text-blinking="false"/>
    </style:style>
    <style:style style:name="T5" style:family="text">
      <style:text-properties fo:font-variant="normal" fo:text-transform="none" fo:color="#3071a9" style:text-line-through-style="none" style:text-line-through-type="none" style:font-name="Helvetica Neue" fo:font-size="9.75pt" fo:letter-spacing="normal" fo:font-style="normal" style:text-underline-style="none" fo:font-weight="normal" officeooo:rsid="001fdf40" style:text-blinking="false"/>
    </style:style>
    <style:style style:name="T6" style:family="text">
      <style:text-properties officeooo:rsid="001a0c41"/>
    </style:style>
    <style:style style:name="T7" style:family="text">
      <style:text-properties officeooo:rsid="001bfee9"/>
    </style:style>
    <style:style style:name="T8" style:family="text">
      <style:text-properties officeooo:rsid="001d789d"/>
    </style:style>
    <style:style style:name="T9" style:family="text">
      <style:text-properties officeooo:rsid="001fdf4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031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lepítési leírás</text:h>
      <text:p text:style-name="Text_20_body"/>
      <text:p text:style-name="P15"/>
      <text:p text:style-name="P1"/>
      <text:h text:style-name="Heading_20_2" text:outline-level="2">Joomla telepítése (min Joomla 3.5, fontos, hogy az adatbázis default rendezése hungarien_ci legyen)</text:h>
      <text:p text:style-name="P20">htaccess.txt -t átnevezni .htaccess -re.</text:p>
      <text:h text:style-name="Heading_20_2" text:outline-level="2" text:is-list-header="true"/>
      <text:h text:style-name="Heading_20_2" text:outline-level="2"><text:span text:style-name="T1">Kiegészitők telepitése a joomla extension könyvtárból (Jumi</text:span><text:span text:style-name="T2">, bfstop, eprivacy, jcomments, jce, jhackguards, akaebabackup</text:span><text:span text:style-name="T1">)</text:span></text:h>
      <text:h text:style-name="Heading_20_2" text:outline-level="2" text:is-list-header="true"/>
      <text:h text:style-name="Heading_20_2" text:outline-level="2">com_adalogin kiegészitő telepítése a github -ról</text:h>
      <text:h text:style-name="Heading_20_2" text:outline-level="2" text:is-list-header="true"/>
      <text:h text:style-name="Heading_20_2" text:outline-level="2">Konfigurálás a joomla admin felületen (siteroot/administrator)</text:h>
      <text:p text:style-name="P3">Bejelentkezni adminisztrátori belépéssel</text:p>
      <text:h text:style-name="Heading_20_3" text:outline-level="3">Adminisztrátori felület nyelvének beállítása, <text:span text:style-name="T11">SEO barát URL kezelés</text:span></text:h>
      <text:list xml:id="list6373574861348363446" text:style-name="L1">
        <text:list-item>
          <text:p text:style-name="P4">Extensions / Languages menüpont</text:p>
        </text:list-item>
        <text:list-item>
          <text:p text:style-name="P4">Install Languages gomb</text:p>
        </text:list-item>
        <text:list-item>
          <text:p text:style-name="P4">Hungaryan lehetőség bejelölése</text:p>
        </text:list-item>
        <text:list-item>
          <text:p text:style-name="P4">Install gomb</text:p>
        </text:list-item>
        <text:list-item>
          <text:p text:style-name="P4">Extensions / Languages menüpont ban a magyar nyel alapértelmezetté tétele mint a site, mint az admin oldalon (combobox és a csilaggal jelölt ikonra kattintás)</text:p>
        </text:list-item>
      </text:list>
      <text:p text:style-name="P3"/>
      <text:h text:style-name="Heading_20_3" text:outline-level="3">JCE szövegszerkesztő default szövegszerkesztőnek beállítása</text:h>
      <text:list xml:id="list4483108576891575092" text:style-name="L2">
        <text:list-item>
          <text:p text:style-name="P5">Rendszer / Globális konfiguráció menüpont</text:p>
        </text:list-item>
        <text:list-item>
          <text:p text:style-name="P5">Az „alapértelmezett szerkesztő” combobox beállítása, „Mentés és bezárás” gomb</text:p>
        </text:list-item>
      </text:list>
      <text:h text:style-name="Heading_20_3" text:outline-level="3"><text:soft-page-break/>bfstop <text:span text:style-name="T6">(robotok bejelentkezési probálkozási sorozatának blokkolása )</text:span>aktivizálása</text:h>
      <text:list xml:id="list8213433957588007822" text:style-name="L3">
        <text:list-item>
          <text:p text:style-name="P6">Bövitmények / Beépülő modulok menüpont</text:p>
        </text:list-item>
        <text:list-item>
          <text:p text:style-name="P6">Brute Force stop megkeresése a listában</text:p>
        </text:list-item>
        <text:list-item>
          <text:p text:style-name="P6">Engedélyezése (kattintás az „Állapot” oszlopban lévő gombra)</text:p>
        </text:list-item>
      </text:list>
      <text:h text:style-name="Heading_20_3" text:outline-level="3">eprivacy <text:span text:style-name="T7">(csoki használatra engedélyt kérő üzenet) </text:span>konfigurálása</text:h>
      <text:list xml:id="list120905559131543" text:continue-numbering="true" text:style-name="L3">
        <text:list-item>
          <text:p text:style-name="P8"><text:span text:style-name="T6">Bövitmények / Beépülő modulok menüpont</text:span></text:p>
        </text:list-item>
        <text:list-item>
          <text:p text:style-name="P9">System - EU privacy directiva megkeresése</text:p>
        </text:list-item>
        <text:list-item>
          <text:p text:style-name="P7">Engedélyezése (kattintás az „Állapot” oszlopban lévő gombra)</text:p>
        </text:list-item>
        <text:list-item>
          <text:p text:style-name="P9">Konfigurálás: kattintás a kiegészitő nevére, Dysplay type átállítása „Page Ribbon” -ra, „Mentés és bezárás” gomb.</text:p>
          <text:p text:style-name="P9"><text:span text:style-name="T4">M</text:span><text:span text:style-name="T3">egjegyzés ezután a megjelenő ablak és gombok angol nyelvüek </text:span><text:span text:style-name="T5">lesznek</text:span><text:span text:style-name="T3">, magyaritásához <text:s/>meg kell csinálni a nyelvi fájlok forditását is (az angol nyelvifájlok alapján)</text:span></text:p>
        </text:list-item>
      </text:list>
      <text:h text:style-name="Heading_20_3" text:outline-level="3">csomópont cikk kategória létrehozása a egyéni választó kerültekhez</text:h>
      <text:p text:style-name="P10">Tartalom / Kategóriák / Új kategória létrehozása menüpont</text:p>
      <text:p text:style-name="P10">Cím: „Egyéni választó körzetek” kategória , „Mentés és bezárás” gomb</text:p>
      <text:p text:style-name="P10"/>
      <text:h text:style-name="Heading_20_3" text:outline-level="3">cikk kategória létrehozása mindegyik egyéni választó kerülethez</text:h>
      <text:list xml:id="list8598677675391980318" text:style-name="L4">
        <text:list-item>
          <text:p text:style-name="P11">Tartalom / Kategóriák / Új kategória létrehozása menüpont</text:p>
        </text:list-item>
        <text:list-item>
          <text:p text:style-name="P11">Cím: „Az egyéni választó kerület megnevezése, Szülő kategória: „Egyéni választó kerületek”, „Mentés és bezárás” gomb.</text:p>
        </text:list-item>
      </text:list>
      <text:p text:style-name="P13">A fentieket az összes egyéni választó kerületre meg kell csinálni!</text:p>
      <text:list xml:id="list7255965542223966485" text:style-name="L5">
        <text:list-header>
          <text:p text:style-name="P12"/>
        </text:list-header>
      </text:list>
      <text:h text:style-name="Heading_20_3" text:outline-level="3">címke rendszer k<text:span text:style-name="T8">ialakítása</text:span></text:h>
      <text:list xml:id="list120904720465497" text:continue-numbering="true" text:style-name="L5">
        <text:list-item>
          <text:p text:style-name="P12">Komponenset / Cimkék menüpont</text:p>
        </text:list-item>
        <text:list-item>
          <text:p text:style-name="P12">„Új” gomb</text:p>
        </text:list-item>
        <text:list-item>
          <text:p text:style-name="P12">„Cím” : a címke neve (pl. egy párt neve), „Mentés és bezárás” gomb</text:p>
          <text:p text:style-name="P14">A fentieket az összes használandó cimkére megccsinálni</text:p>
        </text:list-item>
      </text:list>
      <text:h text:style-name="Heading_20_3" text:outline-level="3">gombok JUMI modul beállítása</text:h>
      <text:list xml:id="list8631742895032887625" text:style-name="L6">
        <text:list-item>
          <text:p text:style-name="P16">„Bövitmények / modulok” menüpont</text:p>
        </text:list-item>
        <text:list-item>
          <text:p text:style-name="P16"><text:soft-page-break/>„Új” gomb</text:p>
        </text:list-item>
        <text:list-item>
          <text:p text:style-name="P16">„Jumi” kiválasztása</text:p>
        </text:list-item>
        <text:list-item>
          <text:p text:style-name="P16">„Cím”: Gombok</text:p>
        </text:list-item>
        <text:list-item>
          <text:p text:style-name="P16">„Position” : „balra [position-7]”</text:p>
        </text:list-item>
        <text:list-item>
          <text:p text:style-name="P16">„Source code”:”elovalasztok/gombok.php”</text:p>
        </text:list-item>
        <text:list-item>
          <text:p text:style-name="P16">„mentés és bezárás” gomb</text:p>
        </text:list-item>
      </text:list>
      <text:h text:style-name="P22" text:outline-level="3">cimkefelhő JUMI modul beállítása </text:h>
      <text:list xml:id="list120905431312185" text:continue-numbering="true" text:style-name="L6">
        <text:list-item>
          <text:p text:style-name="P16">„Bövitmények / modulok” menüpont</text:p>
        </text:list-item>
        <text:list-item>
          <text:p text:style-name="P16">„Új” gomb</text:p>
        </text:list-item>
        <text:list-item>
          <text:p text:style-name="P16">„Jumi” kiválasztása</text:p>
        </text:list-item>
        <text:list-item>
          <text:p text:style-name="P16">„Cím”: Címke felhő</text:p>
        </text:list-item>
        <text:list-item>
          <text:p text:style-name="P16">„Position” : „balra [position-7]”</text:p>
        </text:list-item>
        <text:list-item>
          <text:p text:style-name="P16">„Source code”:”elovalasztok/cimkefelho.php”</text:p>
        </text:list-item>
        <text:list-item>
          <text:p text:style-name="P16">„mentés és bezárás” gomb</text:p>
        </text:list-item>
      </text:list>
      <text:h text:style-name="P23" text:outline-level="3"><text:span text:style-name="T9">oevk lista JUMI componens beállítása </text:span></text:h>
      <text:list xml:id="list5479649186003477083" text:style-name="L7">
        <text:list-item>
          <text:p text:style-name="P18">„Komponensek / jumi menüpont”</text:p>
        </text:list-item>
        <text:list-item>
          <text:p text:style-name="P18">„Új gomb”</text:p>
        </text:list-item>
        <text:list-item>
          <text:p text:style-name="P18">„title”:”oevklist”</text:p>
        </text:list-item>
        <text:list-item>
          <text:p text:style-name="P18">„Pathname”:”elovalasztok/oevklist.php”</text:p>
        </text:list-item>
        <text:list-item>
          <text:p text:style-name="P18">„Mentés és bezárás” gomb</text:p>
        </text:list-item>
      </text:list>
      <text:h text:style-name="P23" text:outline-level="3"><text:span text:style-name="T9">szavazok JUMI komponens beállítása</text:span></text:h>
      <text:list xml:id="list120905571004890" text:continue-numbering="true" text:style-name="L7">
        <text:list-item>
          <text:p text:style-name="P18">„Komponensek / jumi menüpont”</text:p>
        </text:list-item>
        <text:list-item>
          <text:p text:style-name="P18">„Új gomb”</text:p>
        </text:list-item>
        <text:list-item>
          <text:p text:style-name="P18">„title”:”szavazok”</text:p>
        </text:list-item>
        <text:list-item>
          <text:p text:style-name="P18">„Pathname”:”elovalasztok/szavazok.php”</text:p>
        </text:list-item>
        <text:list-item>
          <text:p text:style-name="P18">„Mentés és bezárás” gomb</text:p>
        </text:list-item>
      </text:list>
      <text:h text:style-name="P23" text:outline-level="3"><text:soft-page-break/><text:span text:style-name="T9">Stattikus oldalak és menü kialakitása</text:span></text:h>
      <text:p text:style-name="P17">Amennyiben statikus oldalakat (pl. ismertető, adatkezelési leírás, használati utasitás, stb) akarunk akkor ezeket a joomla megszokott modján cikkeknek visszük fel (<text:span text:style-name="T10">célszerű a számukra kategoriát is létrehozn, semmiképp ne a választó körzetek kategóriába!)</text:span></text:p>
      <text:p text:style-name="P17">Ezek megjelenítésére a joomla szokásos menü rendszere alakítható ki.</text:p>
      <text:h text:style-name="Heading_20_3" text:outline-level="3">ADA-login rendszer konfigurálása</text:h>
      <text:list xml:id="list5187668811358816865" text:style-name="L8">
        <text:list-item>
          <text:p text:style-name="P19">„Komponenset / adalogin” menüpont</text:p>
        </text:list-item>
        <text:list-item>
          <text:p text:style-name="P19">adatok beírása</text:p>
        </text:list-item>
        <text:list-item>
          <text:p text:style-name="P19">„Mentés és tárolás” gomb</text:p>
        </text:list-item>
      </text:list>
      <text:h text:style-name="Heading_20_2" text:outline-level="2">Dizájnolás</text:h>
      <text:p text:style-name="P17"/>
      <text:p text:style-name="Text_20_body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05:53.086395700</meta:creation-date>
    <meta:generator>LibreOffice/5.1.4.2$Linux_X86_64 LibreOffice_project/10m0$Build-2</meta:generator>
    <dc:date>2016-12-01T12:09:03.815320610</dc:date>
    <meta:editing-duration>PT19M57S</meta:editing-duration>
    <meta:editing-cycles>4</meta:editing-cycles>
    <meta:document-statistic meta:table-count="0" meta:image-count="0" meta:object-count="0" meta:page-count="4" meta:paragraph-count="75" meta:word-count="503" meta:character-count="3585" meta:non-whitespace-character-count="3220"/>
  </office:meta>
</office:document-meta>
</file>